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13.901cm"/>
    </style:style>
    <style:style style:name="co3" style:family="table-column">
      <style:table-column-properties fo:break-before="auto" style:column-width="14.84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66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office:value-type="string">
            <text:p>en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tv_name</text:p>
          </table:table-cell>
          <table:table-cell office:value-type="string">
            <text:p>Aphid TV</text:p>
          </table:table-cell>
          <table:table-cell office:value-type="string">
            <text:p>Áfido TV</text:p>
          </table:table-cell>
        </table:table-row>
        <table:table-row table:style-name="ro1">
          <table:table-cell office:value-type="string">
            <text:p>tv_desc</text:p>
          </table:table-cell>
          <table:table-cell office:value-type="string">
            <text:p>It has one single channel and no way of changing it. Atleast it keeps them entertained.</text:p>
          </table:table-cell>
          <table:table-cell office:value-type="string">
            <text:p>Tiene un solo canal y no forma de cambiarlo. Por lo menos los mantiene entrenidos.</text:p>
          </table:table-cell>
        </table:table-row>
        <table:table-row table:style-name="ro1">
          <table:table-cell office:value-type="string">
            <text:p>sign_wanted_name</text:p>
          </table:table-cell>
          <table:table-cell office:value-type="string">
            <text:p>“WANTED” Poster Sign </text:p>
          </table:table-cell>
          <table:table-cell office:value-type="string">
            <text:p>Señal Poster “SE BUSCA” </text:p>
          </table:table-cell>
        </table:table-row>
        <table:table-row table:style-name="ro1">
          <table:table-cell office:value-type="string">
            <text:p>sign_wanted_desc</text:p>
          </table:table-cell>
          <table:table-cell office:value-type="string">
            <text:p>Whoever that is, they sure look like they are rooting and tooting.</text:p>
          </table:table-cell>
          <table:table-cell office:value-type="string">
            <text:p>Un poster de un criminal en fuga. Espero que no sea uno de los mios...</text:p>
          </table:table-cell>
        </table:table-row>
        <table:table-row table:style-name="ro1">
          <table:table-cell office:value-type="string">
            <text:p>largebox_0_name</text:p>
          </table:table-cell>
          <table:table-cell office:value-type="string">
            <text:p>Large Supply Box</text:p>
          </table:table-cell>
          <table:table-cell office:value-type="string">
            <text:p>Caja Larga de Suministros</text:p>
          </table:table-cell>
        </table:table-row>
        <table:table-row table:style-name="ro1">
          <table:table-cell office:value-type="string">
            <text:p>largebox_0_desc</text:p>
          </table:table-cell>
          <table:table-cell office:value-type="string">
            <text:p>It has been already emptied by the resort, so it just looks “nice”.</text:p>
          </table:table-cell>
          <table:table-cell office:value-type="string">
            <text:p>Ya ha sido vaciado por el hotel, asi que simplemente esta por las “apariencias”.</text:p>
          </table:table-cell>
        </table:table-row>
        <table:table-row table:style-name="ro1">
          <table:table-cell office:value-type="string">
            <text:p>box_0_name</text:p>
          </table:table-cell>
          <table:table-cell office:value-type="string">
            <text:p>Supply Box</text:p>
          </table:table-cell>
          <table:table-cell office:value-type="string">
            <text:p>Caja de Suministros</text:p>
          </table:table-cell>
        </table:table-row>
        <table:table-row table:style-name="ro1">
          <table:table-cell office:value-type="string">
            <text:p>box_0_desc</text:p>
          </table:table-cell>
          <table:table-cell office:value-type="string">
            <text:p>An empty box. It looks like it came from the Bee's factory.</text:p>
          </table:table-cell>
          <table:table-cell office:value-type="string">
            <text:p>Una caja vacia. Parece haber venido de la fabrica de las Abejas.</text:p>
          </table:table-cell>
        </table:table-row>
        <table:table-row table:style-name="ro1">
          <table:table-cell office:value-type="string">
            <text:p>torch_name</text:p>
          </table:table-cell>
          <table:table-cell office:value-type="string">
            <text:p>Leaf Torch</text:p>
          </table:table-cell>
          <table:table-cell office:value-type="string">
            <text:p>Antorcha Hoja</text:p>
          </table:table-cell>
        </table:table-row>
        <table:table-row table:style-name="ro1">
          <table:table-cell office:value-type="string">
            <text:p>torch_desc</text:p>
          </table:table-cell>
          <table:table-cell office:value-type="string">
            <text:p>A light to iluminate the darkness, the way they work is beyond your comprehension.</text:p>
          </table:table-cell>
          <table:table-cell office:value-type="string">
            <text:p>Una luz para iluminar el camino, el como funcionan es un misterio.</text:p>
          </table:table-cell>
        </table:table-row>
        <table:table-row table:style-name="ro1">
          <table:table-cell office:value-type="string">
            <text:p>bee_rug_name</text:p>
          </table:table-cell>
          <table:table-cell office:value-type="string">
            <text:p>Handmade Golden Rug</text:p>
          </table:table-cell>
          <table:table-cell office:value-type="string">
            <text:p>Carpeta Dorada Artesanal</text:p>
          </table:table-cell>
        </table:table-row>
        <table:table-row table:style-name="ro2">
          <table:table-cell office:value-type="string">
            <text:p>bee_rug_desc</text:p>
          </table:table-cell>
          <table:table-cell office:value-type="string">
            <text:p>A rug meticulously crafted by hand. It has the symbol of the Bee Kingdom stiched into it.</text:p>
          </table:table-cell>
          <table:table-cell office:value-type="string">
            <text:p>Una carpeta hecha meticulosamente a mano. Tiene el simbolo del Reino de las Abejas estampado en el.</text:p>
          </table:table-cell>
        </table:table-row>
        <table:table-row table:style-name="ro1">
          <table:table-cell office:value-type="string">
            <text:p>grass_0_name</text:p>
          </table:table-cell>
          <table:table-cell office:value-type="string">
            <text:p>Patch of Grass</text:p>
          </table:table-cell>
          <table:table-cell office:value-type="string">
            <text:p>Parche de Hierba</text:p>
          </table:table-cell>
        </table:table-row>
        <table:table-row table:style-name="ro1">
          <table:table-cell office:value-type="string">
            <text:p>grass_0_desc</text:p>
          </table:table-cell>
          <table:table-cell office:value-type="string">
            <text:p>It's a piece of grass, can't get any simpler than that.</text:p>
          </table:table-cell>
          <table:table-cell office:value-type="string">
            <text:p>Es un pedazo de hierba, no puede ser mas simple que eso.</text:p>
          </table:table-cell>
        </table:table-row>
        <table:table-row table:style-name="ro1">
          <table:table-cell office:value-type="string">
            <text:p>grass_1_name</text:p>
          </table:table-cell>
          <table:table-cell office:value-type="string">
            <text:p>Flame Tuft</text:p>
          </table:table-cell>
          <table:table-cell office:value-type="string">
            <text:p>Mata Flama</text:p>
          </table:table-cell>
        </table:table-row>
        <table:table-row table:style-name="ro1">
          <table:table-cell office:value-type="string">
            <text:p>grass_1_desc</text:p>
          </table:table-cell>
          <table:table-cell office:value-type="string">
            <text:p>It looks like a fire, hopefully it won't start a real one of its own.</text:p>
          </table:table-cell>
          <table:table-cell office:value-type="string">
            <text:p>No mata las flamas, de hecho, parece haber creado una en si misma.</text:p>
          </table:table-cell>
        </table:table-row>
        <table:table-row table:style-name="ro1">
          <table:table-cell office:value-type="string">
            <text:p>largegrass_0_name</text:p>
          </table:table-cell>
          <table:table-cell office:value-type="string">
            <text:p>Flame Vine</text:p>
          </table:table-cell>
          <table:table-cell office:value-type="string">
            <text:p>Vid Flama</text:p>
          </table:table-cell>
        </table:table-row>
        <table:table-row table:style-name="ro1">
          <table:table-cell office:value-type="string">
            <text:p>largegrass_0_desc</text:p>
          </table:table-cell>
          <table:table-cell office:value-type="string">
            <text:p>A common type of tuft that grows everywhere in the Golden Path.</text:p>
          </table:table-cell>
          <table:table-cell office:value-type="string">
            <text:p>Una mata común en los alreadores del Camino Dorado</text:p>
          </table:table-cell>
        </table:table-row>
        <table:table-row table:style-name="ro1">
          <table:table-cell office:value-type="string">
            <text:p>sign_no_aphid_name</text:p>
          </table:table-cell>
          <table:table-cell office:value-type="string">
            <text:p>“No Aphids Allowed” Sign</text:p>
          </table:table-cell>
          <table:table-cell office:value-type="string">
            <text:p>Señal “Prohibido Áfidos”</text:p>
          </table:table-cell>
        </table:table-row>
        <table:table-row table:style-name="ro1">
          <table:table-cell office:value-type="string">
            <text:p>sign_no_aphid_desc</text:p>
          </table:table-cell>
          <table:table-cell office:value-type="string">
            <text:p>That sign can't stop me, because I can't read!</text:p>
          </table:table-cell>
          <table:table-cell office:value-type="string">
            <text:p>¡Este letrero no puede detenerme porque no sé leer!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8">08/11/2024</text:date>, <text:time>21:5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08T21:56:21.16</dc:date>
    <dc:creator>Summer </dc:creator>
    <meta:generator>OpenOffice/4.1.15$Win32 OpenOffice.org_project/4115m2$Build-9813</meta:generator>
    <meta:editing-duration>PT7H4M54S</meta:editing-duration>
    <meta:editing-cycles>24</meta:editing-cycles>
    <meta:document-statistic meta:table-count="1" meta:cell-count="62" meta:object-count="0"/>
  </office:meta>
</office:document-meta>
</file>